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3cm" svg:stroke-color="#333333" draw:fill="none" draw:textarea-vertical-align="middle" draw:auto-grow-height="false" fo:padding-top="0.127cm" fo:padding-bottom="0.125cm" fo:padding-left="0cm" fo:padding-right="0cm" fo:wrap-option="wrap"/>
    </style:style>
    <style:style style:name="gr2" style:family="graphic" style:parent-style-name="standard" style:list-style-name="L1">
      <style:graphic-properties draw:stroke="solid" svg:stroke-width="0.053cm" svg:stroke-color="#333333" draw:fill="none" draw:textarea-vertical-align="middle" draw:auto-grow-height="false" fo:padding-top="0.127cm" fo:padding-bottom="0.125cm" fo:padding-left="0cm" fo:padding-right="0cm" fo:wrap-option="wrap"/>
    </style:style>
    <style:style style:name="gr3" style:family="graphic" style:parent-style-name="standard" style:list-style-name="L1">
      <style:graphic-properties draw:stroke="solid" svg:stroke-width="0.053cm" svg:stroke-color="#333333" draw:fill="none" draw:textarea-vertical-align="middle" draw:auto-grow-height="false" fo:padding-top="0.127cm" fo:padding-bottom="0.125cm" fo:padding-left="0cm" fo:padding-right="0cm" fo:wrap-option="wrap"/>
    </style:style>
    <style:style style:name="gr4" style:family="graphic" style:parent-style-name="standard" style:list-style-name="L1">
      <style:graphic-properties draw:stroke="solid" svg:stroke-width="0.053cm" svg:stroke-color="#333333" draw:fill="none" draw:textarea-vertical-align="middle" draw:auto-grow-height="false" fo:padding-top="0.127cm" fo:padding-bottom="0.125cm" fo:padding-left="0cm" fo:padding-right="0cm" fo:wrap-option="wrap"/>
    </style:style>
    <style:style style:name="gr5" style:family="graphic" style:parent-style-name="standard" style:list-style-name="L1">
      <style:graphic-properties draw:stroke="solid" svg:stroke-width="0.053cm" svg:stroke-color="#333333" draw:fill="none" draw:textarea-vertical-align="middle" draw:auto-grow-height="false" fo:padding-top="0.127cm" fo:padding-bottom="0.125cm" fo:padding-left="0cm" fo:padding-right="0cm" fo:wrap-option="wrap"/>
    </style:style>
    <style:style style:name="gr6" style:family="graphic" style:parent-style-name="standard">
      <style:graphic-properties draw:stroke="solid" svg:stroke-width="0.053cm" svg:stroke-color="#333333" draw:fill="none" draw:textarea-vertical-align="top" draw:auto-grow-height="false" fo:padding-top="0cm" fo:padding-bottom="0.125cm" fo:padding-left="0cm" fo:padding-right="0.25cm" fo:wrap-option="wrap"/>
    </style:style>
    <style:style style:name="gr7" style:family="graphic" style:parent-style-name="standard">
      <style:graphic-properties draw:stroke="solid" svg:stroke-width="0.053cm" svg:stroke-color="#333333" draw:marker-start="msArrowOvalEnd_20_5" draw:marker-start-width="0.21cm" draw:marker-start-center="tru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53cm" svg:stroke-color="#333333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333333" draw:fill="solid" draw:fill-color="#3c4b5e" draw:textarea-vertical-align="middle" draw:auto-grow-height="false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'Courier New'" fo:font-size="11pt" fo:letter-spacing="normal" fo:font-style="normal" style:text-underline-style="none" fo:font-weight="normal" style:font-size-asian="11pt" style:font-style-asian="normal" style:font-weight-asian="normal" style:font-family-complex="'Courier New'" style:font-size-complex="11pt" style:font-style-complex="normal" style:font-weight-complex="normal"/>
    </style:style>
    <style:style style:name="T2" style:family="text">
      <style:text-properties fo:color="#000000" style:text-line-through-style="none" fo:font-family="'Helvetica LT Std Light'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c4b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name="Group 53">
          <draw:custom-shape draw:name="Rectangle 67" draw:style-name="gr1" draw:text-style-name="P2" draw:layer="layout" svg:width="0.943cm" svg:height="0.943cm" svg:x="3.864cm" svg:y="1.528cm">
            <text:p text:style-name="P1"><text:span text:style-name="T1">100</text:span></text:p>
            <draw:enhanced-geometry svg:viewBox="0 0 21600 21600" draw:type="rectangle" draw:enhanced-path="M 0 0 L 21600 0 21600 21600 0 21600 0 0 Z N"/>
          </draw:custom-shape>
          <draw:custom-shape draw:name="Rectangle 68" draw:style-name="gr2" draw:text-style-name="P2" draw:layer="layout" svg:width="0.943cm" svg:height="0.943cm" svg:x="3.864cm" svg:y="2.472cm">
            <text:p text:style-name="P1"><text:span text:style-name="T1">101</text:span></text:p>
            <draw:enhanced-geometry svg:viewBox="0 0 21600 21600" draw:type="rectangle" draw:enhanced-path="M 0 0 L 21600 0 21600 21600 0 21600 0 0 Z N"/>
          </draw:custom-shape>
          <draw:custom-shape draw:name="Rectangle 69" draw:style-name="gr3" draw:text-style-name="P2" draw:layer="layout" svg:width="0.943cm" svg:height="0.943cm" svg:x="3.864cm" svg:y="3.416cm">
            <text:p text:style-name="P1"><text:span text:style-name="T1">102</text:span></text:p>
            <draw:enhanced-geometry svg:viewBox="0 0 21600 21600" draw:type="rectangle" draw:enhanced-path="M 0 0 L 21600 0 21600 21600 0 21600 0 0 Z N"/>
          </draw:custom-shape>
          <draw:custom-shape draw:name="Rectangle 70" draw:style-name="gr4" draw:text-style-name="P2" draw:layer="layout" svg:width="0.943cm" svg:height="0.943cm" svg:x="3.864cm" svg:y="4.36cm">
            <text:p text:style-name="P1"><text:span text:style-name="T1">103</text:span></text:p>
            <draw:enhanced-geometry svg:viewBox="0 0 21600 21600" draw:type="rectangle" draw:enhanced-path="M 0 0 L 21600 0 21600 21600 0 21600 0 0 Z N"/>
          </draw:custom-shape>
          <draw:custom-shape draw:name="Rectangle 71" draw:style-name="gr5" draw:text-style-name="P2" draw:layer="layout" svg:width="0.943cm" svg:height="0.943cm" svg:x="3.864cm" svg:y="5.304cm">
            <text:p text:style-name="P1"><text:span text:style-name="T1">104</text:span></text:p>
            <draw:enhanced-geometry svg:viewBox="0 0 21600 21600" draw:type="rectangle" draw:enhanced-path="M 0 0 L 21600 0 21600 21600 0 21600 0 0 Z N"/>
          </draw:custom-shape>
        </draw:g>
        <draw:custom-shape draw:name="Rectangle 54" draw:style-name="gr6" draw:text-style-name="P3" draw:layer="layout" svg:width="0.943cm" svg:height="0.546cm" svg:x="0.735cm" svg:y="2.526cm">
          <text:p/>
          <draw:enhanced-geometry svg:viewBox="0 0 21600 21600" draw:type="rectangle" draw:enhanced-path="M 0 0 L 21600 0 21600 21600 0 21600 0 0 Z N"/>
        </draw:custom-shape>
        <draw:custom-shape draw:name="Rectangle 55" draw:style-name="gr6" draw:text-style-name="P3" draw:layer="layout" svg:width="0.943cm" svg:height="0.546cm" svg:x="0.735cm" svg:y="3.073cm">
          <text:p/>
          <draw:enhanced-geometry svg:viewBox="0 0 21600 21600" draw:type="rectangle" draw:enhanced-path="M 0 0 L 21600 0 21600 21600 0 21600 0 0 Z N"/>
        </draw:custom-shape>
        <draw:custom-shape draw:name="Rectangle 56" draw:style-name="gr6" draw:text-style-name="P3" draw:layer="layout" svg:width="0.943cm" svg:height="0.546cm" svg:x="0.735cm" svg:y="3.621cm">
          <text:p/>
          <draw:enhanced-geometry svg:viewBox="0 0 21600 21600" draw:type="rectangle" draw:enhanced-path="M 0 0 L 21600 0 21600 21600 0 21600 0 0 Z N"/>
        </draw:custom-shape>
        <draw:custom-shape draw:name="Rectangle 57" draw:style-name="gr6" draw:text-style-name="P3" draw:layer="layout" svg:width="0.943cm" svg:height="0.546cm" svg:x="0.735cm" svg:y="4.168cm">
          <text:p/>
          <draw:enhanced-geometry svg:viewBox="0 0 21600 21600" draw:type="rectangle" draw:enhanced-path="M 0 0 L 21600 0 21600 21600 0 21600 0 0 Z N"/>
        </draw:custom-shape>
        <draw:custom-shape draw:name="Rectangle 58" draw:style-name="gr6" draw:text-style-name="P3" draw:layer="layout" svg:width="0.943cm" svg:height="0.546cm" svg:x="0.735cm" svg:y="4.715cm">
          <text:p/>
          <draw:enhanced-geometry svg:viewBox="0 0 21600 21600" draw:type="rectangle" draw:enhanced-path="M 0 0 L 21600 0 21600 21600 0 21600 0 0 Z N"/>
        </draw:custom-shape>
        <draw:custom-shape draw:name="Rectangle 15" draw:style-name="gr6" draw:text-style-name="P3" draw:layer="layout" svg:width="0.945cm" svg:height="0.546cm" svg:x="0.739cm" svg:y="5.261cm">
          <text:p/>
          <draw:enhanced-geometry draw:mirror-horizontal="false" draw:mirror-vertical="false" svg:viewBox="0 0 340529 196980" draw:type="non-primitive" draw:enhanced-path="M 0 196980 L 0 0 339806 0 C 339806 65660 340529 189069 340529 189069 N">
            <draw:equation draw:name="f0" draw:formula="0*width/339806"/>
            <draw:equation draw:name="f1" draw:formula="0*height/196980"/>
            <draw:equation draw:name="f2" draw:formula="339806*width/339806"/>
            <draw:equation draw:name="f3" draw:formula="0*height/196980"/>
            <draw:equation draw:name="f4" draw:formula="339806*width/339806"/>
            <draw:equation draw:name="f5" draw:formula="196980*height/196980"/>
            <draw:equation draw:name="f6" draw:formula="0*width/339806"/>
            <draw:equation draw:name="f7" draw:formula="196980*height/196980"/>
            <draw:equation draw:name="f8" draw:formula="0*width/339806"/>
            <draw:equation draw:name="f9" draw:formula="0*height/196980"/>
            <draw:equation draw:name="f10" draw:formula="0*width/431246"/>
            <draw:equation draw:name="f11" draw:formula="196980*height/288420"/>
            <draw:equation draw:name="f12" draw:formula="0*width/431246"/>
            <draw:equation draw:name="f13" draw:formula="0*height/288420"/>
            <draw:equation draw:name="f14" draw:formula="339806*width/431246"/>
            <draw:equation draw:name="f15" draw:formula="0*height/288420"/>
            <draw:equation draw:name="f16" draw:formula="431246*width/431246"/>
            <draw:equation draw:name="f17" draw:formula="288420*height/288420"/>
            <draw:equation draw:name="f18" draw:formula="0*width/344849"/>
            <draw:equation draw:name="f19" draw:formula="196980*height/196980"/>
            <draw:equation draw:name="f20" draw:formula="0*width/344849"/>
            <draw:equation draw:name="f21" draw:formula="0*height/196980"/>
            <draw:equation draw:name="f22" draw:formula="339806*width/344849"/>
            <draw:equation draw:name="f23" draw:formula="0*height/196980"/>
            <draw:equation draw:name="f24" draw:formula="344849*width/344849"/>
            <draw:equation draw:name="f25" draw:formula="193388*height/196980"/>
            <draw:equation draw:name="f26" draw:formula="0*width/340529"/>
            <draw:equation draw:name="f27" draw:formula="196980*height/196980"/>
            <draw:equation draw:name="f28" draw:formula="0*width/340529"/>
            <draw:equation draw:name="f29" draw:formula="0*height/196980"/>
            <draw:equation draw:name="f30" draw:formula="339806*width/340529"/>
            <draw:equation draw:name="f31" draw:formula="0*height/196980"/>
            <draw:equation draw:name="f32" draw:formula="340529*width/340529"/>
            <draw:equation draw:name="f33" draw:formula="189069*height/196980"/>
            <draw:equation draw:name="f34" draw:formula="width"/>
            <draw:equation draw:name="f35" draw:formula="height"/>
          </draw:enhanced-geometry>
        </draw:custom-shape>
        <draw:g draw:name="Group 60">
          <draw:connector draw:name="Elbow Connector 63" draw:style-name="gr7" draw:text-style-name="P1" draw:layer="layout" svg:x1="1.249cm" svg:y1="2.799cm" svg:x2="3.863cm" svg:y2="2cm" svg:d="m1249 2799h1307v-799h1307">
            <text:p/>
          </draw:connector>
          <draw:connector draw:name="Elbow Connector 64" draw:style-name="gr7" draw:text-style-name="P1" draw:layer="layout" svg:x1="1.249cm" svg:y1="3.347cm" svg:x2="3.863cm" svg:y2="2.943cm" svg:d="m1249 3347h1307v-404h1307">
            <text:p/>
          </draw:connector>
          <draw:connector draw:name="Elbow Connector 65" draw:style-name="gr7" draw:text-style-name="P1" draw:layer="layout" svg:x1="1.249cm" svg:y1="4.441cm" svg:x2="3.863cm" svg:y2="4.831cm" svg:d="m1249 4441h1307v390h1307">
            <text:p/>
          </draw:connector>
          <draw:connector draw:name="Elbow Connector 66" draw:style-name="gr7" draw:text-style-name="P1" draw:layer="layout" svg:x1="1.249cm" svg:y1="4.988cm" svg:x2="3.863cm" svg:y2="5.775cm" svg:d="m1249 4988h1307v787h1307">
            <text:p/>
          </draw:connector>
        </draw:g>
        <draw:custom-shape draw:name="Rectangle 61" draw:style-name="gr8" draw:text-style-name="P3" draw:layer="layout" svg:width="2.305cm" svg:height="1.435cm" svg:x="0.058cm" svg:y="1.053cm">
          <text:p text:style-name="P4"><text:span text:style-name="T2">inode</text:span><text:span text:style-name="T2"><text:line-break/></text:span><text:span text:style-name="T2">pointers</text:span></text:p>
          <draw:enhanced-geometry svg:viewBox="0 0 21600 21600" draw:type="rectangle" draw:enhanced-path="M 0 0 L 21600 0 21600 21600 0 21600 0 0 Z N"/>
        </draw:custom-shape>
        <draw:custom-shape draw:name="Rectangle 62" draw:style-name="gr8" draw:text-style-name="P3" draw:layer="layout" svg:width="1.903cm" svg:height="1.435cm" svg:x="3.375cm" svg:y="0.062cm">
          <text:p text:style-name="P4"><text:span text:style-name="T2">data</text:span><text:span text:style-name="T2"><text:line-break/></text:span><text:span text:style-name="T2">blocks</text:span></text:p>
          <draw:enhanced-geometry svg:viewBox="0 0 21600 21600" draw:type="rectangle" draw:enhanced-path="M 0 0 L 21600 0 21600 21600 0 21600 0 0 Z N"/>
        </draw:custom-shape>
        <draw:connector draw:name="Straight Arrow Connector 51" draw:style-name="gr9" draw:text-style-name="P1" draw:layer="layout" svg:x1="1.218cm" svg:y1="3.895cm" svg:x2="3.835cm" svg:y2="3.895cm" svg:d="m1218 3895h2617">
          <text:p/>
        </draw:connector>
        <draw:custom-shape draw:name="Oval 52" draw:style-name="gr10" draw:text-style-name="P3" draw:layer="layout" svg:width="0.196cm" svg:height="0.196cm" svg:x="1.142cm" svg:y="3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marker draw:name="msArrowOvalEnd_20_5" draw:display-name="msArrowOvalEnd 5" svg:viewBox="0 0 300 300" svg:d="m150 0 75 21 54 54 21 75-21 75-54 54-75 21-75-21-54-54-21-75 21-75 54-5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8pt" style:language-asian="en" style:country-asian="US" style:font-style-asian="normal" style:font-weight-asian="normal" style:font-family-complex="'Lucida Sans'" style:font-family-generic-complex="system" style:font-pitch-complex="variable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5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5pt" style:language-asian="en" style:country-asian="US" style:font-style-asian="normal" style:font-weight-asian="normal" style:font-family-complex="'Lucida Sans'" style:font-family-generic-complex="system" style:font-pitch-complex="variable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.336cm" fo:page-height="6.3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4.19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1.244cm" svg:height="0.337cm" svg:x="0.267cm" svg:y="5.886cm" presentation:class="date-time" presentation:user-transformed="true">
        <draw:text-box>
          <text:p text:style-name="MP3"><text:span text:style-name="MT1"><text:date style:data-style-name="D1" text:date-value="2015-04-26">4/26/15</text:date></text:span></text:p>
        </draw:text-box>
      </draw:frame>
      <draw:frame draw:name="Footer Placeholder 2" presentation:style-name="Mpr1" draw:text-style-name="MP5" draw:layer="backgroundobjects" svg:width="1.689cm" svg:height="0.337cm" svg:x="1.823cm" svg:y="5.886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1.244cm" svg:height="0.337cm" svg:x="3.824cm" svg:y="5.886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-title" draw:layer="backgroundobjects" svg:width="4.801cm" svg:height="1.059cm" svg:x="0.266cm" svg:y="0.253cm" presentation:class="title" presentation:placeholder="true">
        <draw:text-box/>
      </draw:frame>
      <draw:frame presentation:style-name="Default-outline1" draw:layer="backgroundobjects" svg:width="4.801cm" svg:height="4.19cm" svg:x="0.266cm" svg:y="1.4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26T14:36:55</dc:date>
    <dc:creator>Peter Desnoyers</dc:creator>
    <meta:generator>OpenOffice/4.0.1$Unix OpenOffice.org_project/401m5$Build-9714</meta:generator>
    <meta:document-statistic meta:object-count="44"/>
  </office:meta>
</office:document-meta>
</file>